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1"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12"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13"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17"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officeooo:rsid="00297812" officeooo:paragraph-rsid="00297812" style:font-size-asian="12pt" style:font-size-complex="12pt"/>
    </style:style>
    <style:style style:name="P22"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23" style:family="paragraph" style:parent-style-name="Default">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24" style:family="paragraph" style:parent-style-name="Default">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28"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29"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30" style:family="paragraph" style:parent-style-name="Text_20_body">
      <style:paragraph-properties fo:text-align="start" style:justify-single-word="false"/>
      <style:text-properties officeooo:paragraph-rsid="002777e9"/>
    </style:style>
    <style:style style:name="P31" style:family="paragraph" style:parent-style-name="Text_20_body">
      <style:text-properties fo:language="en" fo:country="US" fo:font-weight="normal" officeooo:rsid="00131622" officeooo:paragraph-rsid="00239349" style:font-weight-asian="normal" style:font-weight-complex="normal"/>
    </style:style>
    <style:style style:name="P32" style:family="paragraph" style:parent-style-name="Text_20_body">
      <style:text-properties fo:language="en" fo:country="US" fo:font-weight="normal" officeooo:rsid="0015028d" officeooo:paragraph-rsid="00239349" style:font-weight-asian="normal" style:font-weight-complex="normal"/>
    </style:style>
    <style:style style:name="P33"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34"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35" style:family="paragraph" style:parent-style-name="Text_20_body" style:list-style-name="L3">
      <style:paragraph-properties fo:text-align="start" style:justify-single-word="false"/>
      <style:text-properties fo:font-size="12pt" officeooo:rsid="0029728a" officeooo:paragraph-rsid="0029728a" style:font-size-asian="10.5pt" style:font-size-complex="12pt"/>
    </style:style>
    <style:style style:name="P36" style:family="paragraph" style:parent-style-name="Text_20_body">
      <style:paragraph-properties fo:text-align="start" style:justify-single-word="false"/>
      <style:text-properties fo:font-size="12pt" officeooo:rsid="0029728a" officeooo:paragraph-rsid="0029728a" style:font-size-asian="10.5pt" style:font-size-complex="12pt"/>
    </style:style>
    <style:style style:name="P37" style:family="paragraph" style:parent-style-name="Text_20_body" style:list-style-name="L2">
      <style:paragraph-properties fo:text-align="start" style:justify-single-word="false"/>
      <style:text-properties officeooo:rsid="00282196" officeooo:paragraph-rsid="00282196"/>
    </style:style>
    <style:style style:name="P38"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39" style:family="paragraph" style:parent-style-name="Text_20_body">
      <style:paragraph-properties fo:text-align="start" style:justify-single-word="false" fo:break-before="page"/>
      <style:text-properties fo:font-size="14pt" officeooo:rsid="00282196" officeooo:paragraph-rsid="00282196" style:font-size-asian="12.25pt" style:font-size-complex="14pt"/>
    </style:style>
    <style:style style:name="P40" style:family="paragraph" style:parent-style-name="Text_20_body">
      <style:paragraph-properties fo:text-align="start" style:justify-single-word="false" fo:break-before="page"/>
      <style:text-properties fo:font-size="14pt" officeooo:rsid="00297812" officeooo:paragraph-rsid="00297812" style:font-size-asian="12.25pt" style:font-size-complex="14pt"/>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1.5pt" fo:language="en" fo:country="US" fo:font-weight="normal" style:font-size-asian="11.5pt" style:font-weight-asian="normal" style:font-weight-complex="normal"/>
    </style:style>
    <style:style style:name="T24" style:family="text">
      <style:text-properties fo:font-style="italic" style:font-style-asian="italic" style:font-style-complex="italic"/>
    </style:style>
    <style:style style:name="T25" style:family="text">
      <style:text-properties officeooo:rsid="00245014"/>
    </style:style>
    <style:style style:name="T26" style:family="text">
      <style:text-properties officeooo:rsid="0025cf73"/>
    </style:style>
    <style:style style:name="T27" style:family="text">
      <style:text-properties fo:language="en" fo:country="US" fo:font-weight="normal" style:font-weight-asian="normal" style:font-weight-complex="normal"/>
    </style:style>
    <style:style style:name="T28" style:family="text">
      <style:text-properties fo:language="en" fo:country="US" fo:font-weight="normal" officeooo:rsid="002777e9" style:font-weight-asian="normal" style:font-weight-complex="normal"/>
    </style:style>
    <style:style style:name="T29" style:family="text">
      <style:text-properties fo:language="en" fo:country="US" fo:font-weight="normal" officeooo:rsid="00282196" style:font-weight-asian="normal" style:font-weight-complex="normal"/>
    </style:style>
    <style:style style:name="T30" style:family="text">
      <style:text-properties fo:language="en" fo:country="US" fo:font-weight="normal" officeooo:rsid="0029728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11">Chapter 1</text:p>
      <text:p text:style-name="P6">Introduction</text:p>
      <text:p text:style-name="P7">1.1 Purpose</text:p>
      <text:p text:style-name="P13">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13">This project is implemented as an outcome of the project “Design and Implementation of mobile applications”.</text:p>
      <text:p text:style-name="P13"/>
      <text:p text:style-name="P13">1.1.1 Intended audience</text:p>
      <text:p text:style-name="P14">This document is realized for all people participating in and/or supervising the project:</text:p>
      <text:list xml:id="list2386700026" text:style-name="L1">
        <text:list-item>
          <text:p text:style-name="P17">Expected audience of this document is the developers and anyone who in-tends to develop on this program</text:p>
        </text:list-item>
        <text:list-item>
          <text:p text:style-name="P22">Developers who can review project's capabilities and more easily understand where their eforts should be targeted to improve or add more features to it (it sets the guidelines for future development).</text:p>
        </text:list-item>
        <text:list-item>
          <text:p text:style-name="P18">Project testers can use this document as a base for their testing strategy as some bugs are easier to find using this document. This way testing becomes more methodically organized. </text:p>
        </text:list-item>
        <text:list-item>
          <text:p text:style-name="P18">End users of this application who wish to read about what this project can do.</text:p>
        </text:list-item>
      </text:list>
      <text:p text:style-name="P15"/>
      <text:p text:style-name="P16">1.2 Scope</text:p>
      <text:p text:style-name="P26"><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8"/>
      <text:p text:style-name="P10">1.3 Goals</text:p>
      <text:p text:style-name="P9">The system has to provide these features:</text:p>
      <text:p text:style-name="P25"><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25"><text:span text:style-name="T9"/></text:p>
      <text:p text:style-name="P29"><text:span text:style-name="T9">1.</text:span><text:span text:style-name="T2">4 Architecture and tools chosen</text:span></text:p>
      <text:p text:style-name="P31">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32"><text:span text:style-name="T24">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25"><text:span text:style-name="T9"/></text:p>
      <text:p text:style-name="P28"><text:span text:style-name="T9">1.</text:span><text:span text:style-name="T12">5</text:span><text:span text:style-name="T2"> Document overview</text:span></text:p>
      <text:p text:style-name="P23"><text:span text:style-name="T9">This document is divided in four parts with clean and non-ambiguity description of the whole system. </text:span></text:p>
      <text:p text:style-name="P24"><text:span text:style-name="T2">Chapter 1: General description and basic informartion of the system. </text:span></text:p>
      <text:p text:style-name="P24"><text:span text:style-name="T2">Chapter 2: Explanation of the main functionalities with constraints, assumptions and hardware dependencies. </text:span></text:p>
      <text:p text:style-name="P24"><text:span text:style-name="T2">Chapter 3: Specifications of the system functionalities and non-system func-tionalities possible scenarios .</text:span></text:p>
      <text:p text:style-name="P19"><text:span text:style-name="T2">Chapter 4: Use cases and UML models </text:span><text:span text:style-name="T9">.</text:span></text:p>
      <text:p text:style-name="P38"><text:span text:style-name="T9">C</text:span><text:span text:style-name="T2">hapter 2</text:span></text:p>
      <text:p text:style-name="P27"><text:span text:style-name="T2">Overall description</text:span></text:p>
      <text:p text:style-name="P28"><text:span text:style-name="T2">2.1 Architecture design</text:span></text:p>
      <text:p text:style-name="P33"><draw:frame draw:style-name="fr1" draw:name="Immagine1" text:anchor-type="paragraph" svg:x="-0.042cm" svg:y="3.535cm" svg:width="17cm" svg:height="6.999cm" draw:z-index="0"><draw:image xlink:href="Pictures/10000000000009EA0000041558E750CA5FAD31FC.png" xlink:type="simple" xlink:show="embed" xlink:actuate="onLoad" loext:mime-type="image/x-vclgraphic"/></draw:frame>We divide our project in different pages, one for each main pages present in the app, <text:span text:style-name="T26">and they are divided in forlder</text:span>. <text:span text:style-name="T25">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33"/>
      <text:p text:style-name="P30"><text:span text:style-name="T28">We will </text:span><text:span text:style-name="T29">see all blue and green component</text:span><text:span text:style-name="T28"> in the chapter “User Interface”.<text:line-break/></text:span><text:span text:style-name="T29">The shared component aren’t visible for the user, they are only used by the pages above:</text:span></text:p>
      <text:list xml:id="list3065322337" text:style-name="L2">
        <text:list-item>
          <text:p text:style-name="P37"><text:span text:style-name="T27">DB → contain all the query to the database, in this way if we modify something to database we must modify only this class</text:span></text:p>
        </text:list-item>
        <text:list-item>
          <text:p text:style-name="P37"><text:span text:style-name="T27">Drawer Menu → it is the hide menu that appear in every page if user click button on the left-top or shift the finger from left to right</text:span></text:p>
        </text:list-item>
        <text:list-item>
          <text:p text:style-name="P37"><text:span text:style-name="T27">Word Definition → it’s include a set of pages that manage the searching of words in Wikitionary</text:span></text:p>
        </text:list-item>
      </text:list>
      <text:p text:style-name="P39"><text:span text:style-name="T27">2.2 Use case functional requirements analysis</text:span></text:p>
      <text:p text:style-name="P34"><text:span text:style-name="T27">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30">cation:</text:span></text:p>
      <text:list xml:id="list3771379656" text:style-name="L3">
        <text:list-item>
          <text:p text:style-name="P35"><text:span text:style-name="T27">Users – who had downloaded and installed the application Oleggo</text:span></text:p>
        </text:list-item>
      </text:list>
      <text:p text:style-name="P36"><text:span text:style-name="T27"/></text:p>
      <text:p text:style-name="P40"><text:span text:style-name="T27">2.3 Sequence diagrams</text:span></text:p>
      <text:p text:style-name="P21"><text:span text:style-name="T27">In this chapter we will model the flow of logic within our system in a visual manner that will enable us to document and validate our logic for further analysis and design purpose. We will present the most important interactions between the system and the us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1H14M52S</meta:editing-duration>
    <meta:editing-cycles>15</meta:editing-cycles>
    <meta:generator>LibreOffice/5.4.1.2$Windows_x86 LibreOffice_project/ea7cb86e6eeb2bf3a5af73a8f7777ac570321527</meta:generator>
    <dc:date>2017-12-29T15:21:36.773000000</dc:date>
    <meta:initial-creator>Dimitar</meta:initial-creator>
    <meta:document-statistic meta:table-count="0" meta:image-count="1" meta:object-count="0" meta:page-count="6" meta:paragraph-count="44" meta:word-count="1072" meta:character-count="6143" meta:non-whitespace-character-count="5115"/>
    <meta:user-defined meta:name="Info 1"/>
    <meta:user-defined meta:name="Info 2"/>
    <meta:user-defined meta:name="Info 3"/>
    <meta:user-defined meta:name="Info 4"/>
  </office:meta>
</office:document-meta>
</file>